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14.09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</office:automatic-styles>
  <office:body>
    <office:spreadsheet>
      <table:calculation-settings>
        <table:iteration table:status="enable" table:steps="500"/>
      </table:calculation-settings>
      <table:table table:name="Openness_OCSVME_W1G_KI04_2016_12_09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7526129789" calcext:value-type="float">
            <text:p>0.467526129789</text:p>
          </table:table-cell>
          <table:table-cell office:value-type="float" office:value="0.310832138446" calcext:value-type="float">
            <text:p>0.310832138446</text:p>
          </table:table-cell>
          <table:table-cell office:value-type="float" office:value="0.165454" calcext:value-type="float">
            <text:p>0.165454</text:p>
          </table:table-cell>
          <table:table-cell office:value-type="float" office:value="0.424706283056" calcext:value-type="float">
            <text:p>0.424706283056</text:p>
          </table:table-cell>
          <table:table-cell office:value-type="float" office:value="0.373406829817" calcext:value-type="float">
            <text:p>0.37340682981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4732199557" calcext:value-type="float">
            <text:p>0.44732199557</text:p>
          </table:table-cell>
          <table:table-cell office:value-type="float" office:value="0.421440846859" calcext:value-type="float">
            <text:p>0.421440846859</text:p>
          </table:table-cell>
          <table:table-cell office:value-type="float" office:value="0.202129" calcext:value-type="float">
            <text:p>0.202129</text:p>
          </table:table-cell>
          <table:table-cell office:value-type="float" office:value="0.441894548933" calcext:value-type="float">
            <text:p>0.441894548933</text:p>
          </table:table-cell>
          <table:table-cell office:value-type="float" office:value="0.433995911024" calcext:value-type="float">
            <text:p>0.43399591102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58064273083" calcext:value-type="float">
            <text:p>0.458064273083</text:p>
          </table:table-cell>
          <table:table-cell office:value-type="float" office:value="0.305767624012" calcext:value-type="float">
            <text:p>0.305767624012</text:p>
          </table:table-cell>
          <table:table-cell office:value-type="float" office:value="0.162861" calcext:value-type="float">
            <text:p>0.162861</text:p>
          </table:table-cell>
          <table:table-cell office:value-type="float" office:value="0.416567508439" calcext:value-type="float">
            <text:p>0.416567508439</text:p>
          </table:table-cell>
          <table:table-cell office:value-type="float" office:value="0.366733112241" calcext:value-type="float">
            <text:p>0.36673311224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427823960261" calcext:value-type="float">
            <text:p>0.427823960261</text:p>
          </table:table-cell>
          <table:table-cell office:value-type="float" office:value="0.327412431319" calcext:value-type="float">
            <text:p>0.327412431319</text:p>
          </table:table-cell>
          <table:table-cell office:value-type="float" office:value="0.15341" calcext:value-type="float">
            <text:p>0.15341</text:p>
          </table:table-cell>
          <table:table-cell office:value-type="float" office:value="0.40309929345" calcext:value-type="float">
            <text:p>0.40309929345</text:p>
          </table:table-cell>
          <table:table-cell office:value-type="float" office:value="0.370943149899" calcext:value-type="float">
            <text:p>0.37094314989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471231523741" calcext:value-type="float">
            <text:p>0.471231523741</text:p>
          </table:table-cell>
          <table:table-cell office:value-type="float" office:value="0.320202197214" calcext:value-type="float">
            <text:p>0.320202197214</text:p>
          </table:table-cell>
          <table:table-cell office:value-type="float" office:value="0.163895" calcext:value-type="float">
            <text:p>0.163895</text:p>
          </table:table-cell>
          <table:table-cell office:value-type="float" office:value="0.430610438051" calcext:value-type="float">
            <text:p>0.430610438051</text:p>
          </table:table-cell>
          <table:table-cell office:value-type="float" office:value="0.381306394466" calcext:value-type="float">
            <text:p>0.38130639446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474235096383" calcext:value-type="float">
            <text:p>0.474235096383</text:p>
          </table:table-cell>
          <table:table-cell office:value-type="float" office:value="0.324417463755" calcext:value-type="float">
            <text:p>0.324417463755</text:p>
          </table:table-cell>
          <table:table-cell office:value-type="float" office:value="0.16357" calcext:value-type="float">
            <text:p>0.16357</text:p>
          </table:table-cell>
          <table:table-cell office:value-type="float" office:value="0.434137697596" calcext:value-type="float">
            <text:p>0.434137697596</text:p>
          </table:table-cell>
          <table:table-cell office:value-type="float" office:value="0.385274285393" calcext:value-type="float">
            <text:p>0.38527428539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51360329482" calcext:value-type="float">
            <text:p>0.51360329482</text:p>
          </table:table-cell>
          <table:table-cell office:value-type="float" office:value="0.332187666684" calcext:value-type="float">
            <text:p>0.332187666684</text:p>
          </table:table-cell>
          <table:table-cell office:value-type="float" office:value="0.171154" calcext:value-type="float">
            <text:p>0.171154</text:p>
          </table:table-cell>
          <table:table-cell office:value-type="float" office:value="0.463029047804" calcext:value-type="float">
            <text:p>0.463029047804</text:p>
          </table:table-cell>
          <table:table-cell office:value-type="float" office:value="0.403439355285" calcext:value-type="float">
            <text:p>0.40343935528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376962926861" calcext:value-type="float">
            <text:p>0.376962926861</text:p>
          </table:table-cell>
          <table:table-cell office:value-type="float" office:value="0.301654764045" calcext:value-type="float">
            <text:p>0.301654764045</text:p>
          </table:table-cell>
          <table:table-cell office:value-type="float" office:value="0.142741" calcext:value-type="float">
            <text:p>0.142741</text:p>
          </table:table-cell>
          <table:table-cell office:value-type="float" office:value="0.35903623549" calcext:value-type="float">
            <text:p>0.35903623549</text:p>
          </table:table-cell>
          <table:table-cell office:value-type="float" office:value="0.335130263416" calcext:value-type="float">
            <text:p>0.335130263416</text:p>
          </table:table-cell>
        </table:table-row>
        <table:table-row table:style-name="ro1">
          <table:table-cell table:number-columns-repeated="5"/>
          <table:table-cell table:style-name="ce1" table:formula="of:=AVERAGE([.F1:.F8])" office:value-type="float" office:value="0.4545961500635" calcext:value-type="float">
            <text:p>0.4545961500635</text:p>
          </table:table-cell>
          <table:table-cell table:style-name="ce1" table:formula="of:=AVERAGE([.G1:.G8])" office:value-type="float" office:value="0.33048939154175" calcext:value-type="float">
            <text:p>0.33048939154175</text:p>
          </table:table-cell>
          <table:table-cell table:style-name="ce1" table:formula="of:=AVERAGE([.H1:.H8])" office:value-type="float" office:value="0.16565175" calcext:value-type="float">
            <text:p>0.16565175</text:p>
          </table:table-cell>
          <table:table-cell table:style-name="ce1" table:formula="of:=AVERAGE([.I1:.I8])" office:value-type="float" office:value="0.421635131602375" calcext:value-type="float">
            <text:p>0.421635131602375</text:p>
          </table:table-cell>
          <table:table-cell table:style-name="ce1" table:formula="of:=AVERAGE([.J1:.J8])" office:value-type="float" office:value="0.381278662692625" calcext:value-type="float">
            <text:p>0.381278662692625</text:p>
          </table:table-cell>
        </table:table-row>
        <table:table-row table:style-name="ro1">
          <table:table-cell table:number-columns-repeated="5"/>
          <table:table-cell table:style-name="ce2" table:formula="of:=STDEV([.F1:.F8])/SQRT(8)" office:value-type="float" office:value="0.0140915755420764" calcext:value-type="float">
            <text:p>0.014091575542077</text:p>
          </table:table-cell>
          <table:table-cell table:style-name="ce2" table:formula="of:=STDEV([.G1:.G8])/SQRT(8)" office:value-type="float" office:value="0.0135331754094488" calcext:value-type="float">
            <text:p>0.013533175409449</text:p>
          </table:table-cell>
          <table:table-cell table:style-name="ce2" table:formula="of:=STDEV([.H1:.H8])/SQRT(8)" office:value-type="float" office:value="0.00605167431893852" calcext:value-type="float">
            <text:p>0.006051674318939</text:p>
          </table:table-cell>
          <table:table-cell table:style-name="ce2" table:formula="of:=STDEV([.I1:.I8])/SQRT(8)" office:value-type="float" office:value="0.0109038676277464" calcext:value-type="float">
            <text:p>0.010903867627746</text:p>
          </table:table-cell>
          <table:table-cell table:style-name="ce2" table:formula="of:=STDEV([.J1:.J8])/SQRT(8)" office:value-type="float" office:value="0.0101736763871322" calcext:value-type="float">
            <text:p>0.01017367638713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79966888307" calcext:value-type="float">
            <text:p>0.379966888307</text:p>
          </table:table-cell>
          <table:table-cell office:value-type="float" office:value="0.318995101069" calcext:value-type="float">
            <text:p>0.318995101069</text:p>
          </table:table-cell>
          <table:table-cell office:value-type="float" office:value="0.151424" calcext:value-type="float">
            <text:p>0.151424</text:p>
          </table:table-cell>
          <table:table-cell office:value-type="float" office:value="0.365976551552" calcext:value-type="float">
            <text:p>0.365976551552</text:p>
          </table:table-cell>
          <table:table-cell office:value-type="float" office:value="0.346821652052" calcext:value-type="float">
            <text:p>0.34682165205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23123533626" calcext:value-type="float">
            <text:p>0.423123533626</text:p>
          </table:table-cell>
          <table:table-cell office:value-type="float" office:value="0.432099452385" calcext:value-type="float">
            <text:p>0.432099452385</text:p>
          </table:table-cell>
          <table:table-cell office:value-type="float" office:value="0.202783" calcext:value-type="float">
            <text:p>0.202783</text:p>
          </table:table-cell>
          <table:table-cell office:value-type="float" office:value="0.424888760113" calcext:value-type="float">
            <text:p>0.424888760113</text:p>
          </table:table-cell>
          <table:table-cell office:value-type="float" office:value="0.427564390017" calcext:value-type="float">
            <text:p>0.42756439001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21395692345" calcext:value-type="float">
            <text:p>0.321395692345</text:p>
          </table:table-cell>
          <table:table-cell office:value-type="float" office:value="0.333333213188" calcext:value-type="float">
            <text:p>0.333333213188</text:p>
          </table:table-cell>
          <table:table-cell office:value-type="float" office:value="0.123271" calcext:value-type="float">
            <text:p>0.123271</text:p>
          </table:table-cell>
          <table:table-cell office:value-type="float" office:value="0.323714300909" calcext:value-type="float">
            <text:p>0.323714300909</text:p>
          </table:table-cell>
          <table:table-cell office:value-type="float" office:value="0.327255625737" calcext:value-type="float">
            <text:p>0.32725562573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381685682607" calcext:value-type="float">
            <text:p>0.381685682607</text:p>
          </table:table-cell>
          <table:table-cell office:value-type="float" office:value="0.326239048251" calcext:value-type="float">
            <text:p>0.326239048251</text:p>
          </table:table-cell>
          <table:table-cell office:value-type="float" office:value="0.147653" calcext:value-type="float">
            <text:p>0.147653</text:p>
          </table:table-cell>
          <table:table-cell office:value-type="float" office:value="0.369138154416" calcext:value-type="float">
            <text:p>0.369138154416</text:p>
          </table:table-cell>
          <table:table-cell office:value-type="float" office:value="0.351790998102" calcext:value-type="float">
            <text:p>0.35179099810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86036160752" calcext:value-type="float">
            <text:p>0.386036160752</text:p>
          </table:table-cell>
          <table:table-cell office:value-type="float" office:value="0.370626033219" calcext:value-type="float">
            <text:p>0.370626033219</text:p>
          </table:table-cell>
          <table:table-cell office:value-type="float" office:value="0.127393" calcext:value-type="float">
            <text:p>0.127393</text:p>
          </table:table-cell>
          <table:table-cell office:value-type="float" office:value="0.382852463569" calcext:value-type="float">
            <text:p>0.382852463569</text:p>
          </table:table-cell>
          <table:table-cell office:value-type="float" office:value="0.378174176214" calcext:value-type="float">
            <text:p>0.37817417621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327362745483" calcext:value-type="float">
            <text:p>0.327362745483</text:p>
          </table:table-cell>
          <table:table-cell office:value-type="float" office:value="0.462174610647" calcext:value-type="float">
            <text:p>0.462174610647</text:p>
          </table:table-cell>
          <table:table-cell office:value-type="float" office:value="0.154598" calcext:value-type="float">
            <text:p>0.154598</text:p>
          </table:table-cell>
          <table:table-cell office:value-type="float" office:value="0.347643600886" calcext:value-type="float">
            <text:p>0.347643600886</text:p>
          </table:table-cell>
          <table:table-cell office:value-type="float" office:value="0.383259254953" calcext:value-type="float">
            <text:p>0.38325925495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47021226304" calcext:value-type="float">
            <text:p>0.47021226304</text:p>
          </table:table-cell>
          <table:table-cell office:value-type="float" office:value="0.354552488104" calcext:value-type="float">
            <text:p>0.354552488104</text:p>
          </table:table-cell>
          <table:table-cell office:value-type="float" office:value="0.169169" calcext:value-type="float">
            <text:p>0.169169</text:p>
          </table:table-cell>
          <table:table-cell office:value-type="float" office:value="0.441413277267" calcext:value-type="float">
            <text:p>0.441413277267</text:p>
          </table:table-cell>
          <table:table-cell office:value-type="float" office:value="0.404272679128" calcext:value-type="float">
            <text:p>0.40427267912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475500968235" calcext:value-type="float">
            <text:p>0.475500968235</text:p>
          </table:table-cell>
          <table:table-cell office:value-type="float" office:value="0.343652537938" calcext:value-type="float">
            <text:p>0.343652537938</text:p>
          </table:table-cell>
          <table:table-cell office:value-type="float" office:value="0.158228" calcext:value-type="float">
            <text:p>0.158228</text:p>
          </table:table-cell>
          <table:table-cell office:value-type="float" office:value="0.441614324569" calcext:value-type="float">
            <text:p>0.441614324569</text:p>
          </table:table-cell>
          <table:table-cell office:value-type="float" office:value="0.398965794066" calcext:value-type="float">
            <text:p>0.398965794066</text:p>
          </table:table-cell>
        </table:table-row>
        <table:table-row table:style-name="ro1">
          <table:table-cell table:number-columns-repeated="5"/>
          <table:table-cell table:style-name="ce1" table:formula="of:=AVERAGE([.F12:.F19])" office:value-type="float" office:value="0.395660491799375" calcext:value-type="float">
            <text:p>0.395660491799375</text:p>
          </table:table-cell>
          <table:table-cell table:style-name="ce1" table:formula="of:=AVERAGE([.G12:.G19])" office:value-type="float" office:value="0.367709060600125" calcext:value-type="float">
            <text:p>0.367709060600125</text:p>
          </table:table-cell>
          <table:table-cell table:style-name="ce1" table:formula="of:=AVERAGE([.H12:.H19])" office:value-type="float" office:value="0.154314875" calcext:value-type="float">
            <text:p>0.154314875</text:p>
          </table:table-cell>
          <table:table-cell table:style-name="ce1" table:formula="of:=AVERAGE([.I12:.I19])" office:value-type="float" office:value="0.387155179160125" calcext:value-type="float">
            <text:p>0.387155179160125</text:p>
          </table:table-cell>
          <table:table-cell table:style-name="ce1" table:formula="of:=AVERAGE([.J12:.J19])" office:value-type="float" office:value="0.377263071283625" calcext:value-type="float">
            <text:p>0.377263071283625</text:p>
          </table:table-cell>
        </table:table-row>
        <table:table-row table:style-name="ro1">
          <table:table-cell table:number-columns-repeated="5"/>
          <table:table-cell table:style-name="ce2" table:formula="of:=STDEV([.F12:.F19])/SQRT(8)" office:value-type="float" office:value="0.02044187830319" calcext:value-type="float">
            <text:p>0.02044187830319</text:p>
          </table:table-cell>
          <table:table-cell table:style-name="ce2" table:formula="of:=STDEV([.G12:.G19])/SQRT(8)" office:value-type="float" office:value="0.0184703883545997" calcext:value-type="float">
            <text:p>0.0184703883546</text:p>
          </table:table-cell>
          <table:table-cell table:style-name="ce2" table:formula="of:=STDEV([.H12:.H19])/SQRT(8)" office:value-type="float" office:value="0.00878964908985381" calcext:value-type="float">
            <text:p>0.008789649089854</text:p>
          </table:table-cell>
          <table:table-cell table:style-name="ce2" table:formula="of:=STDEV([.I12:.I19])/SQRT(8)" office:value-type="float" office:value="0.0156474173592447" calcext:value-type="float">
            <text:p>0.015647417359245</text:p>
          </table:table-cell>
          <table:table-cell table:style-name="ce2" table:formula="of:=STDEV([.J12:.J19])/SQRT(8)" office:value-type="float" office:value="0.011835015553348" calcext:value-type="float">
            <text:p>0.01183501555334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96439320552" calcext:value-type="float">
            <text:p>0.296439320552</text:p>
          </table:table-cell>
          <table:table-cell office:value-type="float" office:value="0.360055624814" calcext:value-type="float">
            <text:p>0.360055624814</text:p>
          </table:table-cell>
          <table:table-cell office:value-type="float" office:value="0.119142" calcext:value-type="float">
            <text:p>0.119142</text:p>
          </table:table-cell>
          <table:table-cell office:value-type="float" office:value="0.307298299425" calcext:value-type="float">
            <text:p>0.307298299425</text:p>
          </table:table-cell>
          <table:table-cell office:value-type="float" office:value="0.325165168549" calcext:value-type="float">
            <text:p>0.32516516854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86598034864" calcext:value-type="float">
            <text:p>0.386598034864</text:p>
          </table:table-cell>
          <table:table-cell office:value-type="float" office:value="0.34340524778" calcext:value-type="float">
            <text:p>0.34340524778</text:p>
          </table:table-cell>
          <table:table-cell office:value-type="float" office:value="0.151103" calcext:value-type="float">
            <text:p>0.151103</text:p>
          </table:table-cell>
          <table:table-cell office:value-type="float" office:value="0.377111575304" calcext:value-type="float">
            <text:p>0.377111575304</text:p>
          </table:table-cell>
          <table:table-cell office:value-type="float" office:value="0.363723827304" calcext:value-type="float">
            <text:p>0.36372382730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20578850804" calcext:value-type="float">
            <text:p>0.420578850804</text:p>
          </table:table-cell>
          <table:table-cell office:value-type="float" office:value="0.331127281127" calcext:value-type="float">
            <text:p>0.331127281127</text:p>
          </table:table-cell>
          <table:table-cell office:value-type="float" office:value="0.1344" calcext:value-type="float">
            <text:p>0.1344</text:p>
          </table:table-cell>
          <table:table-cell office:value-type="float" office:value="0.399020374149" calcext:value-type="float">
            <text:p>0.399020374149</text:p>
          </table:table-cell>
          <table:table-cell office:value-type="float" office:value="0.37053078444" calcext:value-type="float">
            <text:p>0.3705307844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37474332832" calcext:value-type="float">
            <text:p>0.37474332832</text:p>
          </table:table-cell>
          <table:table-cell office:value-type="float" office:value="0.454354723271" calcext:value-type="float">
            <text:p>0.454354723271</text:p>
          </table:table-cell>
          <table:table-cell office:value-type="float" office:value="0.173" calcext:value-type="float">
            <text:p>0.173</text:p>
          </table:table-cell>
          <table:table-cell office:value-type="float" office:value="0.388352649211" calcext:value-type="float">
            <text:p>0.388352649211</text:p>
          </table:table-cell>
          <table:table-cell office:value-type="float" office:value="0.410726815507" calcext:value-type="float">
            <text:p>0.41072681550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13767438646" calcext:value-type="float">
            <text:p>0.413767438646</text:p>
          </table:table-cell>
          <table:table-cell office:value-type="float" office:value="0.388149962782" calcext:value-type="float">
            <text:p>0.388149962782</text:p>
          </table:table-cell>
          <table:table-cell office:value-type="float" office:value="0.146394" calcext:value-type="float">
            <text:p>0.146394</text:p>
          </table:table-cell>
          <table:table-cell office:value-type="float" office:value="0.408376951615" calcext:value-type="float">
            <text:p>0.408376951615</text:p>
          </table:table-cell>
          <table:table-cell office:value-type="float" office:value="0.400549521995" calcext:value-type="float">
            <text:p>0.40054952199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68048606742" calcext:value-type="float">
            <text:p>0.368048606742</text:p>
          </table:table-cell>
          <table:table-cell office:value-type="float" office:value="0.349086472196" calcext:value-type="float">
            <text:p>0.349086472196</text:p>
          </table:table-cell>
          <table:table-cell office:value-type="float" office:value="0.122855" calcext:value-type="float">
            <text:p>0.122855</text:p>
          </table:table-cell>
          <table:table-cell office:value-type="float" office:value="0.364093149378" calcext:value-type="float">
            <text:p>0.364093149378</text:p>
          </table:table-cell>
          <table:table-cell office:value-type="float" office:value="0.358316845731" calcext:value-type="float">
            <text:p>0.35831684573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363253498235" calcext:value-type="float">
            <text:p>0.363253498235</text:p>
          </table:table-cell>
          <table:table-cell office:value-type="float" office:value="0.291871775504" calcext:value-type="float">
            <text:p>0.291871775504</text:p>
          </table:table-cell>
          <table:table-cell office:value-type="float" office:value="0.102115" calcext:value-type="float">
            <text:p>0.102115</text:p>
          </table:table-cell>
          <table:table-cell office:value-type="float" office:value="0.346314207223" calcext:value-type="float">
            <text:p>0.346314207223</text:p>
          </table:table-cell>
          <table:table-cell office:value-type="float" office:value="0.323673800227" calcext:value-type="float">
            <text:p>0.32367380022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301848674953" calcext:value-type="float">
            <text:p>0.301848674953</text:p>
          </table:table-cell>
          <table:table-cell office:value-type="float" office:value="0.370956651892" calcext:value-type="float">
            <text:p>0.370956651892</text:p>
          </table:table-cell>
          <table:table-cell office:value-type="float" office:value="0.121408" calcext:value-type="float">
            <text:p>0.121408</text:p>
          </table:table-cell>
          <table:table-cell office:value-type="float" office:value="0.313530614817" calcext:value-type="float">
            <text:p>0.313530614817</text:p>
          </table:table-cell>
          <table:table-cell office:value-type="float" office:value="0.332853410551" calcext:value-type="float">
            <text:p>0.332853410551</text:p>
          </table:table-cell>
        </table:table-row>
        <table:table-row table:style-name="ro1">
          <table:table-cell table:number-columns-repeated="5"/>
          <table:table-cell table:style-name="ce1" table:formula="of:=AVERAGE([.F23:.F30])" office:value-type="float" office:value="0.3656597191395" calcext:value-type="float">
            <text:p>0.3656597191395</text:p>
          </table:table-cell>
          <table:table-cell table:style-name="ce1" table:formula="of:=AVERAGE([.G23:.G30])" office:value-type="float" office:value="0.36112596742075" calcext:value-type="float">
            <text:p>0.36112596742075</text:p>
          </table:table-cell>
          <table:table-cell table:style-name="ce1" table:formula="of:=AVERAGE([.H23:.H30])" office:value-type="float" office:value="0.133802125" calcext:value-type="float">
            <text:p>0.133802125</text:p>
          </table:table-cell>
          <table:table-cell table:style-name="ce1" table:formula="of:=AVERAGE([.I23:.I30])" office:value-type="float" office:value="0.36301222764025" calcext:value-type="float">
            <text:p>0.36301222764025</text:p>
          </table:table-cell>
          <table:table-cell table:style-name="ce1" table:formula="of:=AVERAGE([.J23:.J30])" office:value-type="float" office:value="0.360692521788" calcext:value-type="float">
            <text:p>0.360692521788</text:p>
          </table:table-cell>
        </table:table-row>
        <table:table-row table:style-name="ro1">
          <table:table-cell table:number-columns-repeated="5"/>
          <table:table-cell table:style-name="ce2" table:formula="of:=STDEV([.F23:.F30])/SQRT(8)" office:value-type="float" office:value="0.016216282791327" calcext:value-type="float">
            <text:p>0.016216282791327</text:p>
          </table:table-cell>
          <table:table-cell table:style-name="ce2" table:formula="of:=STDEV([.G23:.G30])/SQRT(8)" office:value-type="float" office:value="0.016730384495403" calcext:value-type="float">
            <text:p>0.016730384495403</text:p>
          </table:table-cell>
          <table:table-cell table:style-name="ce2" table:formula="of:=STDEV([.H23:.H30])/SQRT(8)" office:value-type="float" office:value="0.00789117215500402" calcext:value-type="float">
            <text:p>0.007891172155004</text:p>
          </table:table-cell>
          <table:table-cell table:style-name="ce2" table:formula="of:=STDEV([.I23:.I30])/SQRT(8)" office:value-type="float" office:value="0.0133817155695011" calcext:value-type="float">
            <text:p>0.013381715569501</text:p>
          </table:table-cell>
          <table:table-cell table:style-name="ce2" table:formula="of:=STDEV([.J23:.J30])/SQRT(8)" office:value-type="float" office:value="0.0116582510358042" calcext:value-type="float">
            <text:p>0.01165825103580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58577052863" calcext:value-type="float">
            <text:p>0.458577052863</text:p>
          </table:table-cell>
          <table:table-cell office:value-type="float" office:value="0.389434785014" calcext:value-type="float">
            <text:p>0.389434785014</text:p>
          </table:table-cell>
          <table:table-cell office:value-type="float" office:value="0.15129" calcext:value-type="float">
            <text:p>0.15129</text:p>
          </table:table-cell>
          <table:table-cell office:value-type="float" office:value="0.442851812184" calcext:value-type="float">
            <text:p>0.442851812184</text:p>
          </table:table-cell>
          <table:table-cell office:value-type="float" office:value="0.421187176918" calcext:value-type="float">
            <text:p>0.42118717691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17594119001" calcext:value-type="float">
            <text:p>0.417594119001</text:p>
          </table:table-cell>
          <table:table-cell office:value-type="float" office:value="0.346577501446" calcext:value-type="float">
            <text:p>0.346577501446</text:p>
          </table:table-cell>
          <table:table-cell office:value-type="float" office:value="0.131231" calcext:value-type="float">
            <text:p>0.131231</text:p>
          </table:table-cell>
          <table:table-cell office:value-type="float" office:value="0.401154153354" calcext:value-type="float">
            <text:p>0.401154153354</text:p>
          </table:table-cell>
          <table:table-cell office:value-type="float" office:value="0.378785923239" calcext:value-type="float">
            <text:p>0.37878592323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57825350611" calcext:value-type="float">
            <text:p>0.257825350611</text:p>
          </table:table-cell>
          <table:table-cell office:value-type="float" office:value="0.570310716731" calcext:value-type="float">
            <text:p>0.570310716731</text:p>
          </table:table-cell>
          <table:table-cell office:value-type="float" office:value="0.110276" calcext:value-type="float">
            <text:p>0.110276</text:p>
          </table:table-cell>
          <table:table-cell office:value-type="float" office:value="0.289556144027" calcext:value-type="float">
            <text:p>0.289556144027</text:p>
          </table:table-cell>
          <table:table-cell office:value-type="float" office:value="0.355112079517" calcext:value-type="float">
            <text:p>0.35511207951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371049231622" calcext:value-type="float">
            <text:p>0.371049231622</text:p>
          </table:table-cell>
          <table:table-cell office:value-type="float" office:value="0.543191162286" calcext:value-type="float">
            <text:p>0.543191162286</text:p>
          </table:table-cell>
          <table:table-cell office:value-type="float" office:value="0.219213" calcext:value-type="float">
            <text:p>0.219213</text:p>
          </table:table-cell>
          <table:table-cell office:value-type="float" office:value="0.396158431468" calcext:value-type="float">
            <text:p>0.396158431468</text:p>
          </table:table-cell>
          <table:table-cell office:value-type="float" office:value="0.440913931901" calcext:value-type="float">
            <text:p>0.44091393190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256818055617" calcext:value-type="float">
            <text:p>0.256818055617</text:p>
          </table:table-cell>
          <table:table-cell office:value-type="float" office:value="0.44686677231" calcext:value-type="float">
            <text:p>0.44686677231</text:p>
          </table:table-cell>
          <table:table-cell office:value-type="float" office:value="0.111069" calcext:value-type="float">
            <text:p>0.111069</text:p>
          </table:table-cell>
          <table:table-cell office:value-type="float" office:value="0.280693365779" calcext:value-type="float">
            <text:p>0.280693365779</text:p>
          </table:table-cell>
          <table:table-cell office:value-type="float" office:value="0.326178570376" calcext:value-type="float">
            <text:p>0.32617857037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241841900325" calcext:value-type="float">
            <text:p>0.241841900325</text:p>
          </table:table-cell>
          <table:table-cell office:value-type="float" office:value="0.331073446328" calcext:value-type="float">
            <text:p>0.331073446328</text:p>
          </table:table-cell>
          <table:table-cell office:value-type="float" office:value="0.0798696" calcext:value-type="float">
            <text:p>0.0798696</text:p>
          </table:table-cell>
          <table:table-cell office:value-type="float" office:value="0.255620991659" calcext:value-type="float">
            <text:p>0.255620991659</text:p>
          </table:table-cell>
          <table:table-cell office:value-type="float" office:value="0.279508768179" calcext:value-type="float">
            <text:p>0.27950876817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262814993884" calcext:value-type="float">
            <text:p>0.262814993884</text:p>
          </table:table-cell>
          <table:table-cell office:value-type="float" office:value="0.56789706517" calcext:value-type="float">
            <text:p>0.56789706517</text:p>
          </table:table-cell>
          <table:table-cell office:value-type="float" office:value="0.119972" calcext:value-type="float">
            <text:p>0.119972</text:p>
          </table:table-cell>
          <table:table-cell office:value-type="float" office:value="0.294451688856" calcext:value-type="float">
            <text:p>0.294451688856</text:p>
          </table:table-cell>
          <table:table-cell office:value-type="float" office:value="0.359334770894" calcext:value-type="float">
            <text:p>0.35933477089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366909857438" calcext:value-type="float">
            <text:p>0.366909857438</text:p>
          </table:table-cell>
          <table:table-cell office:value-type="float" office:value="0.472733031674" calcext:value-type="float">
            <text:p>0.472733031674</text:p>
          </table:table-cell>
          <table:table-cell office:value-type="float" office:value="0.150029" calcext:value-type="float">
            <text:p>0.150029</text:p>
          </table:table-cell>
          <table:table-cell office:value-type="float" office:value="0.384106617019" calcext:value-type="float">
            <text:p>0.384106617019</text:p>
          </table:table-cell>
          <table:table-cell office:value-type="float" office:value="0.413152809383" calcext:value-type="float">
            <text:p>0.413152809383</text:p>
          </table:table-cell>
        </table:table-row>
        <table:table-row table:style-name="ro1">
          <table:table-cell table:number-columns-repeated="5"/>
          <table:table-cell table:style-name="ce1" table:formula="of:=AVERAGE([.F34:.F41])" office:value-type="float" office:value="0.329178820170125" calcext:value-type="float">
            <text:p>0.329178820170125</text:p>
          </table:table-cell>
          <table:table-cell table:style-name="ce1" table:formula="of:=AVERAGE([.G34:.G41])" office:value-type="float" office:value="0.458510560119875" calcext:value-type="float">
            <text:p>0.458510560119875</text:p>
          </table:table-cell>
          <table:table-cell table:style-name="ce1" table:formula="of:=AVERAGE([.H34:.H41])" office:value-type="float" office:value="0.1341187" calcext:value-type="float">
            <text:p>0.1341187</text:p>
          </table:table-cell>
          <table:table-cell table:style-name="ce1" table:formula="of:=AVERAGE([.I34:.I41])" office:value-type="float" office:value="0.34307415054325" calcext:value-type="float">
            <text:p>0.34307415054325</text:p>
          </table:table-cell>
          <table:table-cell table:style-name="ce1" table:formula="of:=AVERAGE([.J34:.J41])" office:value-type="float" office:value="0.371771753800875" calcext:value-type="float">
            <text:p>0.371771753800875</text:p>
          </table:table-cell>
        </table:table-row>
        <table:table-row table:style-name="ro1">
          <table:table-cell table:number-columns-repeated="5"/>
          <table:table-cell table:style-name="ce2" table:formula="of:=STDEV([.F34:.F41])/SQRT(8)" office:value-type="float" office:value="0.0299097520802335" calcext:value-type="float">
            <text:p>0.029909752080234</text:p>
          </table:table-cell>
          <table:table-cell table:style-name="ce2" table:formula="of:=STDEV([.G34:.G41])/SQRT(8)" office:value-type="float" office:value="0.0342037053345754" calcext:value-type="float">
            <text:p>0.034203705334575</text:p>
          </table:table-cell>
          <table:table-cell table:style-name="ce2" table:formula="of:=STDEV([.H34:.H41])/SQRT(8)" office:value-type="float" office:value="0.0146630164497038" calcext:value-type="float">
            <text:p>0.014663016449704</text:p>
          </table:table-cell>
          <table:table-cell table:style-name="ce2" table:formula="of:=STDEV([.I34:.I41])/SQRT(8)" office:value-type="float" office:value="0.0248560896476429" calcext:value-type="float">
            <text:p>0.024856089647643</text:p>
          </table:table-cell>
          <table:table-cell table:style-name="ce2" table:formula="of:=STDEV([.J34:.J41])/SQRT(8)" office:value-type="float" office:value="0.0189017834334388" calcext:value-type="float">
            <text:p>0.01890178343343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89985380537" calcext:value-type="float">
            <text:p>0.289985380537</text:p>
          </table:table-cell>
          <table:table-cell office:value-type="float" office:value="0.595038053395" calcext:value-type="float">
            <text:p>0.595038053395</text:p>
          </table:table-cell>
          <table:table-cell office:value-type="float" office:value="0.108712" calcext:value-type="float">
            <text:p>0.108712</text:p>
          </table:table-cell>
          <table:table-cell office:value-type="float" office:value="0.323115064796" calcext:value-type="float">
            <text:p>0.323115064796</text:p>
          </table:table-cell>
          <table:table-cell office:value-type="float" office:value="0.389938457519" calcext:value-type="float">
            <text:p>0.38993845751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87687900072" calcext:value-type="float">
            <text:p>0.287687900072</text:p>
          </table:table-cell>
          <table:table-cell office:value-type="float" office:value="0.525682305311" calcext:value-type="float">
            <text:p>0.525682305311</text:p>
          </table:table-cell>
          <table:table-cell office:value-type="float" office:value="0.145624" calcext:value-type="float">
            <text:p>0.145624</text:p>
          </table:table-cell>
          <table:table-cell office:value-type="float" office:value="0.316330646169" calcext:value-type="float">
            <text:p>0.316330646169</text:p>
          </table:table-cell>
          <table:table-cell office:value-type="float" office:value="0.371866187178" calcext:value-type="float">
            <text:p>0.37186618717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359038001011" calcext:value-type="float">
            <text:p>0.359038001011</text:p>
          </table:table-cell>
          <table:table-cell office:value-type="float" office:value="0.559283079229" calcext:value-type="float">
            <text:p>0.559283079229</text:p>
          </table:table-cell>
          <table:table-cell office:value-type="float" office:value="0.170803" calcext:value-type="float">
            <text:p>0.170803</text:p>
          </table:table-cell>
          <table:table-cell office:value-type="float" office:value="0.386730942456" calcext:value-type="float">
            <text:p>0.386730942456</text:p>
          </table:table-cell>
          <table:table-cell office:value-type="float" office:value="0.437328257156" calcext:value-type="float">
            <text:p>0.43732825715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271894663855" calcext:value-type="float">
            <text:p>0.271894663855</text:p>
          </table:table-cell>
          <table:table-cell office:value-type="float" office:value="0.459283730975" calcext:value-type="float">
            <text:p>0.459283730975</text:p>
          </table:table-cell>
          <table:table-cell office:value-type="float" office:value="0.0805614" calcext:value-type="float">
            <text:p>0.0805614</text:p>
          </table:table-cell>
          <table:table-cell office:value-type="float" office:value="0.296052735278" calcext:value-type="float">
            <text:p>0.296052735278</text:p>
          </table:table-cell>
          <table:table-cell office:value-type="float" office:value="0.34157682046" calcext:value-type="float">
            <text:p>0.3415768204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299666391286" calcext:value-type="float">
            <text:p>0.299666391286</text:p>
          </table:table-cell>
          <table:table-cell office:value-type="float" office:value="0.38944130496" calcext:value-type="float">
            <text:p>0.38944130496</text:p>
          </table:table-cell>
          <table:table-cell office:value-type="float" office:value="0.0904095" calcext:value-type="float">
            <text:p>0.0904095</text:p>
          </table:table-cell>
          <table:table-cell office:value-type="float" office:value="0.314150113996" calcext:value-type="float">
            <text:p>0.314150113996</text:p>
          </table:table-cell>
          <table:table-cell office:value-type="float" office:value="0.338706042933" calcext:value-type="float">
            <text:p>0.33870604293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305663927214" calcext:value-type="float">
            <text:p>0.305663927214</text:p>
          </table:table-cell>
          <table:table-cell office:value-type="float" office:value="0.587985978804" calcext:value-type="float">
            <text:p>0.587985978804</text:p>
          </table:table-cell>
          <table:table-cell office:value-type="float" office:value="0.133122" calcext:value-type="float">
            <text:p>0.133122</text:p>
          </table:table-cell>
          <table:table-cell office:value-type="float" office:value="0.338135108873" calcext:value-type="float">
            <text:p>0.338135108873</text:p>
          </table:table-cell>
          <table:table-cell office:value-type="float" office:value="0.402229334369" calcext:value-type="float">
            <text:p>0.40222933436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292622501266" calcext:value-type="float">
            <text:p>0.292622501266</text:p>
          </table:table-cell>
          <table:table-cell office:value-type="float" office:value="0.549428078072" calcext:value-type="float">
            <text:p>0.549428078072</text:p>
          </table:table-cell>
          <table:table-cell office:value-type="float" office:value="0.124258" calcext:value-type="float">
            <text:p>0.124258</text:p>
          </table:table-cell>
          <table:table-cell office:value-type="float" office:value="0.322797998077" calcext:value-type="float">
            <text:p>0.322797998077</text:p>
          </table:table-cell>
          <table:table-cell office:value-type="float" office:value="0.381865466081" calcext:value-type="float">
            <text:p>0.38186546608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276528027184" calcext:value-type="float">
            <text:p>0.276528027184</text:p>
          </table:table-cell>
          <table:table-cell office:value-type="float" office:value="0.436633683763" calcext:value-type="float">
            <text:p>0.436633683763</text:p>
          </table:table-cell>
          <table:table-cell office:value-type="float" office:value="0.0821009" calcext:value-type="float">
            <text:p>0.0821009</text:p>
          </table:table-cell>
          <table:table-cell office:value-type="float" office:value="0.298412519441" calcext:value-type="float">
            <text:p>0.298412519441</text:p>
          </table:table-cell>
          <table:table-cell office:value-type="float" office:value="0.338608899832" calcext:value-type="float">
            <text:p>0.338608899832</text:p>
          </table:table-cell>
        </table:table-row>
        <table:table-row table:style-name="ro1">
          <table:table-cell table:number-columns-repeated="5"/>
          <table:table-cell table:style-name="ce1" table:formula="of:=AVERAGE([.F45:.F52])" office:value-type="float" office:value="0.297885849053125" calcext:value-type="float">
            <text:p>0.297885849053125</text:p>
          </table:table-cell>
          <table:table-cell table:style-name="ce1" table:formula="of:=AVERAGE([.G45:.G52])" office:value-type="float" office:value="0.512847026813625" calcext:value-type="float">
            <text:p>0.512847026813625</text:p>
          </table:table-cell>
          <table:table-cell table:style-name="ce1" table:formula="of:=AVERAGE([.H45:.H52])" office:value-type="float" office:value="0.11694885" calcext:value-type="float">
            <text:p>0.11694885</text:p>
          </table:table-cell>
          <table:table-cell table:style-name="ce1" table:formula="of:=AVERAGE([.I45:.I52])" office:value-type="float" office:value="0.32446564113575" calcext:value-type="float">
            <text:p>0.32446564113575</text:p>
          </table:table-cell>
          <table:table-cell table:style-name="ce1" table:formula="of:=AVERAGE([.J45:.J52])" office:value-type="float" office:value="0.375264933191" calcext:value-type="float">
            <text:p>0.375264933191</text:p>
          </table:table-cell>
        </table:table-row>
        <table:table-row table:style-name="ro1">
          <table:table-cell table:number-columns-repeated="5"/>
          <table:table-cell table:style-name="ce2" table:formula="of:=STDEV([.F45:.F52])/SQRT(8)" office:value-type="float" office:value="0.00957029554208472" calcext:value-type="float">
            <text:p>0.009570295542085</text:p>
          </table:table-cell>
          <table:table-cell table:style-name="ce2" table:formula="of:=STDEV([.G45:.G52])/SQRT(8)" office:value-type="float" office:value="0.026715072027446" calcext:value-type="float">
            <text:p>0.026715072027446</text:p>
          </table:table-cell>
          <table:table-cell table:style-name="ce2" table:formula="of:=STDEV([.H45:.H52])/SQRT(8)" office:value-type="float" office:value="0.0114549872852084" calcext:value-type="float">
            <text:p>0.011454987285208</text:p>
          </table:table-cell>
          <table:table-cell table:style-name="ce2" table:formula="of:=STDEV([.I45:.I52])/SQRT(8)" office:value-type="float" office:value="0.0101128223056044" calcext:value-type="float">
            <text:p>0.010112822305605</text:p>
          </table:table-cell>
          <table:table-cell table:style-name="ce2" table:formula="of:=STDEV([.J45:.J52])/SQRT(8)" office:value-type="float" office:value="0.0124387586337015" calcext:value-type="float">
            <text:p>0.01243875863370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05214184618" calcext:value-type="float">
            <text:p>0.405214184618</text:p>
          </table:table-cell>
          <table:table-cell office:value-type="float" office:value="0.473901018004" calcext:value-type="float">
            <text:p>0.473901018004</text:p>
          </table:table-cell>
          <table:table-cell office:value-type="float" office:value="0.134887" calcext:value-type="float">
            <text:p>0.134887</text:p>
          </table:table-cell>
          <table:table-cell office:value-type="float" office:value="0.417311132781" calcext:value-type="float">
            <text:p>0.417311132781</text:p>
          </table:table-cell>
          <table:table-cell office:value-type="float" office:value="0.43687428912" calcext:value-type="float">
            <text:p>0.4368742891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49881351595" calcext:value-type="float">
            <text:p>0.349881351595</text:p>
          </table:table-cell>
          <table:table-cell office:value-type="float" office:value="0.594367602254" calcext:value-type="float">
            <text:p>0.594367602254</text:p>
          </table:table-cell>
          <table:table-cell office:value-type="float" office:value="0.11334" calcext:value-type="float">
            <text:p>0.11334</text:p>
          </table:table-cell>
          <table:table-cell office:value-type="float" office:value="0.381245541966" calcext:value-type="float">
            <text:p>0.381245541966</text:p>
          </table:table-cell>
          <table:table-cell office:value-type="float" office:value="0.440473117123" calcext:value-type="float">
            <text:p>0.44047311712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78277040404" calcext:value-type="float">
            <text:p>0.378277040404</text:p>
          </table:table-cell>
          <table:table-cell office:value-type="float" office:value="0.579299943883" calcext:value-type="float">
            <text:p>0.579299943883</text:p>
          </table:table-cell>
          <table:table-cell office:value-type="float" office:value="0.134997" calcext:value-type="float">
            <text:p>0.134997</text:p>
          </table:table-cell>
          <table:table-cell office:value-type="float" office:value="0.40648813409" calcext:value-type="float">
            <text:p>0.40648813409</text:p>
          </table:table-cell>
          <table:table-cell office:value-type="float" office:value="0.457688252484" calcext:value-type="float">
            <text:p>0.45768825248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397172154949" calcext:value-type="float">
            <text:p>0.397172154949</text:p>
          </table:table-cell>
          <table:table-cell office:value-type="float" office:value="0.541915733905" calcext:value-type="float">
            <text:p>0.541915733905</text:p>
          </table:table-cell>
          <table:table-cell office:value-type="float" office:value="0.158081" calcext:value-type="float">
            <text:p>0.158081</text:p>
          </table:table-cell>
          <table:table-cell office:value-type="float" office:value="0.419586118085" calcext:value-type="float">
            <text:p>0.419586118085</text:p>
          </table:table-cell>
          <table:table-cell office:value-type="float" office:value="0.458389129261" calcext:value-type="float">
            <text:p>0.45838912926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372640891245" calcext:value-type="float">
            <text:p>0.372640891245</text:p>
          </table:table-cell>
          <table:table-cell office:value-type="float" office:value="0.411624267294" calcext:value-type="float">
            <text:p>0.411624267294</text:p>
          </table:table-cell>
          <table:table-cell office:value-type="float" office:value="0.126962" calcext:value-type="float">
            <text:p>0.126962</text:p>
          </table:table-cell>
          <table:table-cell office:value-type="float" office:value="0.379835446684" calcext:value-type="float">
            <text:p>0.379835446684</text:p>
          </table:table-cell>
          <table:table-cell office:value-type="float" office:value="0.391163708224" calcext:value-type="float">
            <text:p>0.39116370822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354944954855" calcext:value-type="float">
            <text:p>0.354944954855</text:p>
          </table:table-cell>
          <table:table-cell office:value-type="float" office:value="0.636425573258" calcext:value-type="float">
            <text:p>0.636425573258</text:p>
          </table:table-cell>
          <table:table-cell office:value-type="float" office:value="0.128781" calcext:value-type="float">
            <text:p>0.128781</text:p>
          </table:table-cell>
          <table:table-cell office:value-type="float" office:value="0.389389034694" calcext:value-type="float">
            <text:p>0.389389034694</text:p>
          </table:table-cell>
          <table:table-cell office:value-type="float" office:value="0.455724756714" calcext:value-type="float">
            <text:p>0.45572475671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409432004688" calcext:value-type="float">
            <text:p>0.409432004688</text:p>
          </table:table-cell>
          <table:table-cell office:value-type="float" office:value="0.545028578233" calcext:value-type="float">
            <text:p>0.545028578233</text:p>
          </table:table-cell>
          <table:table-cell office:value-type="float" office:value="0.178408" calcext:value-type="float">
            <text:p>0.178408</text:p>
          </table:table-cell>
          <table:table-cell office:value-type="float" office:value="0.430871118002" calcext:value-type="float">
            <text:p>0.430871118002</text:p>
          </table:table-cell>
          <table:table-cell office:value-type="float" office:value="0.467598447523" calcext:value-type="float">
            <text:p>0.46759844752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34795909008" calcext:value-type="float">
            <text:p>0.34795909008</text:p>
          </table:table-cell>
          <table:table-cell office:value-type="float" office:value="0.56496815617" calcext:value-type="float">
            <text:p>0.56496815617</text:p>
          </table:table-cell>
          <table:table-cell office:value-type="float" office:value="0.120185" calcext:value-type="float">
            <text:p>0.120185</text:p>
          </table:table-cell>
          <table:table-cell office:value-type="float" office:value="0.376914285597" calcext:value-type="float">
            <text:p>0.376914285597</text:p>
          </table:table-cell>
          <table:table-cell office:value-type="float" office:value="0.430671351639" calcext:value-type="float">
            <text:p>0.430671351639</text:p>
          </table:table-cell>
        </table:table-row>
        <table:table-row table:style-name="ro1">
          <table:table-cell table:number-columns-repeated="5"/>
          <table:table-cell table:style-name="ce1" table:formula="of:=AVERAGE([.F56:.F63])" office:value-type="float" office:value="0.37694020905425" calcext:value-type="float">
            <text:p>0.37694020905425</text:p>
          </table:table-cell>
          <table:table-cell table:style-name="ce1" table:formula="of:=AVERAGE([.G56:.G63])" office:value-type="float" office:value="0.543441359125125" calcext:value-type="float">
            <text:p>0.543441359125125</text:p>
          </table:table-cell>
          <table:table-cell table:style-name="ce1" table:formula="of:=AVERAGE([.H56:.H63])" office:value-type="float" office:value="0.136955125" calcext:value-type="float">
            <text:p>0.136955125</text:p>
          </table:table-cell>
          <table:table-cell table:style-name="ce1" table:formula="of:=AVERAGE([.I56:.I63])" office:value-type="float" office:value="0.400205101487375" calcext:value-type="float">
            <text:p>0.400205101487375</text:p>
          </table:table-cell>
          <table:table-cell table:style-name="ce1" table:formula="of:=AVERAGE([.J56:.J63])" office:value-type="float" office:value="0.442322881511" calcext:value-type="float">
            <text:p>0.442322881511</text:p>
          </table:table-cell>
        </table:table-row>
        <table:table-row table:style-name="ro1">
          <table:table-cell table:number-columns-repeated="5"/>
          <table:table-cell table:style-name="ce2" table:formula="of:=STDEV([.F56:.F63])/SQRT(8)" office:value-type="float" office:value="0.0088040327563007" calcext:value-type="float">
            <text:p>0.008804032756301</text:p>
          </table:table-cell>
          <table:table-cell table:style-name="ce2" table:formula="of:=STDEV([.G56:.G63])/SQRT(8)" office:value-type="float" office:value="0.0250731924814435" calcext:value-type="float">
            <text:p>0.025073192481444</text:p>
          </table:table-cell>
          <table:table-cell table:style-name="ce2" table:formula="of:=STDEV([.H56:.H63])/SQRT(8)" office:value-type="float" office:value="0.00753366838512643" calcext:value-type="float">
            <text:p>0.007533668385126</text:p>
          </table:table-cell>
          <table:table-cell table:style-name="ce2" table:formula="of:=STDEV([.I56:.I63])/SQRT(8)" office:value-type="float" office:value="0.00741855578733406" calcext:value-type="float">
            <text:p>0.007418555787334</text:p>
          </table:table-cell>
          <table:table-cell table:style-name="ce2" table:formula="of:=STDEV([.J56:.J63])/SQRT(8)" office:value-type="float" office:value="0.00855529429358117" calcext:value-type="float">
            <text:p>0.00855529429358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00443312886" calcext:value-type="float">
            <text:p>0.500443312886</text:p>
          </table:table-cell>
          <table:table-cell office:value-type="float" office:value="0.504624277457" calcext:value-type="float">
            <text:p>0.504624277457</text:p>
          </table:table-cell>
          <table:table-cell office:value-type="float" office:value="0.134029" calcext:value-type="float">
            <text:p>0.134029</text:p>
          </table:table-cell>
          <table:table-cell office:value-type="float" office:value="0.501273954112" calcext:value-type="float">
            <text:p>0.501273954112</text:p>
          </table:table-cell>
          <table:table-cell office:value-type="float" office:value="0.502525099007" calcext:value-type="float">
            <text:p>0.50252509900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505948328997" calcext:value-type="float">
            <text:p>0.505948328997</text:p>
          </table:table-cell>
          <table:table-cell office:value-type="float" office:value="0.609601983382" calcext:value-type="float">
            <text:p>0.609601983382</text:p>
          </table:table-cell>
          <table:table-cell office:value-type="float" office:value="0.184179" calcext:value-type="float">
            <text:p>0.184179</text:p>
          </table:table-cell>
          <table:table-cell office:value-type="float" office:value="0.523759826164" calcext:value-type="float">
            <text:p>0.523759826164</text:p>
          </table:table-cell>
          <table:table-cell office:value-type="float" office:value="0.552959559821" calcext:value-type="float">
            <text:p>0.55295955982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503541231812" calcext:value-type="float">
            <text:p>0.503541231812</text:p>
          </table:table-cell>
          <table:table-cell office:value-type="float" office:value="0.565673612102" calcext:value-type="float">
            <text:p>0.565673612102</text:p>
          </table:table-cell>
          <table:table-cell office:value-type="float" office:value="0.131704" calcext:value-type="float">
            <text:p>0.131704</text:p>
          </table:table-cell>
          <table:table-cell office:value-type="float" office:value="0.514851264262" calcext:value-type="float">
            <text:p>0.514851264262</text:p>
          </table:table-cell>
          <table:table-cell office:value-type="float" office:value="0.532802156765" calcext:value-type="float">
            <text:p>0.53280215676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506504612527" calcext:value-type="float">
            <text:p>0.506504612527</text:p>
          </table:table-cell>
          <table:table-cell office:value-type="float" office:value="0.619659608684" calcext:value-type="float">
            <text:p>0.619659608684</text:p>
          </table:table-cell>
          <table:table-cell office:value-type="float" office:value="0.184221" calcext:value-type="float">
            <text:p>0.184221</text:p>
          </table:table-cell>
          <table:table-cell office:value-type="float" office:value="0.525704204164" calcext:value-type="float">
            <text:p>0.525704204164</text:p>
          </table:table-cell>
          <table:table-cell office:value-type="float" office:value="0.557397303313" calcext:value-type="float">
            <text:p>0.55739730331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495284577618" calcext:value-type="float">
            <text:p>0.495284577618</text:p>
          </table:table-cell>
          <table:table-cell office:value-type="float" office:value="0.474885714286" calcext:value-type="float">
            <text:p>0.474885714286</text:p>
          </table:table-cell>
          <table:table-cell office:value-type="float" office:value="0.0820977" calcext:value-type="float">
            <text:p>0.0820977</text:p>
          </table:table-cell>
          <table:table-cell office:value-type="float" office:value="0.491065800823" calcext:value-type="float">
            <text:p>0.491065800823</text:p>
          </table:table-cell>
          <table:table-cell office:value-type="float" office:value="0.484870692042" calcext:value-type="float">
            <text:p>0.48487069204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494437821708" calcext:value-type="float">
            <text:p>0.494437821708</text:p>
          </table:table-cell>
          <table:table-cell office:value-type="float" office:value="0.470273809524" calcext:value-type="float">
            <text:p>0.470273809524</text:p>
          </table:table-cell>
          <table:table-cell office:value-type="float" office:value="0.0818837" calcext:value-type="float">
            <text:p>0.0818837</text:p>
          </table:table-cell>
          <table:table-cell office:value-type="float" office:value="0.489408381474" calcext:value-type="float">
            <text:p>0.489408381474</text:p>
          </table:table-cell>
          <table:table-cell office:value-type="float" office:value="0.482053186589" calcext:value-type="float">
            <text:p>0.48205318658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506966250141" calcext:value-type="float">
            <text:p>0.506966250141</text:p>
          </table:table-cell>
          <table:table-cell office:value-type="float" office:value="0.648053753475" calcext:value-type="float">
            <text:p>0.648053753475</text:p>
          </table:table-cell>
          <table:table-cell office:value-type="float" office:value="0.236072" calcext:value-type="float">
            <text:p>0.236072</text:p>
          </table:table-cell>
          <table:table-cell office:value-type="float" office:value="0.530045443132" calcext:value-type="float">
            <text:p>0.530045443132</text:p>
          </table:table-cell>
          <table:table-cell office:value-type="float" office:value="0.568892972001" calcext:value-type="float">
            <text:p>0.56889297200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506058143327" calcext:value-type="float">
            <text:p>0.506058143327</text:p>
          </table:table-cell>
          <table:table-cell office:value-type="float" office:value="0.589510199241" calcext:value-type="float">
            <text:p>0.589510199241</text:p>
          </table:table-cell>
          <table:table-cell office:value-type="float" office:value="0.143959" calcext:value-type="float">
            <text:p>0.143959</text:p>
          </table:table-cell>
          <table:table-cell office:value-type="float" office:value="0.5208033017" calcext:value-type="float">
            <text:p>0.5208033017</text:p>
          </table:table-cell>
          <table:table-cell office:value-type="float" office:value="0.544605800129" calcext:value-type="float">
            <text:p>0.544605800129</text:p>
          </table:table-cell>
        </table:table-row>
        <table:table-row table:style-name="ro1">
          <table:table-cell table:number-columns-repeated="5"/>
          <table:table-cell table:style-name="ce1" table:formula="of:=AVERAGE([.F67:.F74])" office:value-type="float" office:value="0.502398034877" calcext:value-type="float">
            <text:p>0.502398034877</text:p>
          </table:table-cell>
          <table:table-cell table:style-name="ce1" table:formula="of:=AVERAGE([.G67:.G74])" office:value-type="float" office:value="0.560285369768875" calcext:value-type="float">
            <text:p>0.560285369768875</text:p>
          </table:table-cell>
          <table:table-cell table:style-name="ce1" table:formula="of:=AVERAGE([.H67:.H74])" office:value-type="float" office:value="0.147268175" calcext:value-type="float">
            <text:p>0.147268175</text:p>
          </table:table-cell>
          <table:table-cell table:style-name="ce1" table:formula="of:=AVERAGE([.I67:.I74])" office:value-type="float" office:value="0.512114021978875" calcext:value-type="float">
            <text:p>0.512114021978875</text:p>
          </table:table-cell>
          <table:table-cell table:style-name="ce1" table:formula="of:=AVERAGE([.J67:.J74])" office:value-type="float" office:value="0.528263346208375" calcext:value-type="float">
            <text:p>0.528263346208375</text:p>
          </table:table-cell>
        </table:table-row>
        <table:table-row table:style-name="ro1">
          <table:table-cell table:number-columns-repeated="5"/>
          <table:table-cell table:style-name="ce2" table:formula="of:=STDEV([.F67:.F74])/SQRT(8)" office:value-type="float" office:value="0.00180687011383844" calcext:value-type="float">
            <text:p>0.001806870113838</text:p>
          </table:table-cell>
          <table:table-cell table:style-name="ce2" table:formula="of:=STDEV([.G67:.G74])/SQRT(8)" office:value-type="float" office:value="0.0242888793440313" calcext:value-type="float">
            <text:p>0.024288879344031</text:p>
          </table:table-cell>
          <table:table-cell table:style-name="ce2" table:formula="of:=STDEV([.H67:.H74])/SQRT(8)" office:value-type="float" office:value="0.0186914944046058" calcext:value-type="float">
            <text:p>0.018691494404606</text:p>
          </table:table-cell>
          <table:table-cell table:style-name="ce2" table:formula="of:=STDEV([.I67:.I74])/SQRT(8)" office:value-type="float" office:value="0.00567093237613673" calcext:value-type="float">
            <text:p>0.005670932376137</text:p>
          </table:table-cell>
          <table:table-cell table:style-name="ce2" table:formula="of:=STDEV([.J67:.J74])/SQRT(8)" office:value-type="float" office:value="0.0120103319906905" calcext:value-type="float">
            <text:p>0.0120103319906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2$Linux_X86_64 LibreOffice_project/20m0$Build-2</meta:generator>
    <dc:date>2016-12-21T15:19:43.618621237</dc:date>
    <dc:creator>Dimitrios Pritsos</dc:creator>
    <meta:editing-duration>PT6M4S</meta:editing-duration>
    <meta:editing-cycles>1</meta:editing-cycles>
    <meta:document-statistic meta:table-count="1" meta:cell-count="630" meta:object-count="0"/>
  </office:meta>
</office:document-meta>
</file>